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80000046C4A6D74BA9F87F0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211cm, 1.88cm)" draw:image-opacity="100%" style:mirror="none"/>
    </style:style>
    <style:style style:name="gr2" style:family="graphic" style:parent-style-name="standard">
      <style:graphic-properties draw:stroke="none" draw:fill="none"/>
    </style:style>
    <style:style style:name="gr3" style:family="graphic" style:parent-style-name="standard">
      <style:graphic-properties draw:stroke="none" draw:fill="none" fo:min-height="0.574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/>
      <style:text-properties fo:font-size="14pt" style:font-size-asian="18pt" style:font-size-complex="18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frame draw:style-name="gr1" draw:text-style-name="P1" draw:layer="layout" svg:width="18.199cm" svg:height="11.799cm" svg:x="0.601cm" svg:y="0cm">
              <draw:image xlink:href="Pictures/10000201000006980000046C4A6D74BA9F87F0FC.png" xlink:type="simple" xlink:show="embed" xlink:actuate="onLoad">
                <text:p/>
              </draw:image>
            </draw:frame>
            <draw:frame draw:style-name="gr2" draw:text-style-name="P3" draw:layer="layout" svg:width="4.7cm" svg:height="0.823cm" draw:transform="rotate (1.5707963267949) translate (0.001cm 8.44cm)">
              <draw:text-box>
                <text:p text:style-name="P2">Amplitude [dBm]</text:p>
              </draw:text-box>
            </draw:frame>
            <draw:frame draw:style-name="gr3" draw:text-style-name="P3" draw:layer="layout" svg:width="4.685cm" svg:height="0.824cm" svg:x="7cm" svg:y="11.916cm">
              <draw:text-box>
                <text:p text:style-name="P2">Frequency [MHz]</text:p>
              </draw:text-box>
            </draw:frame>
          </draw:g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2.3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Regular" style:font-family-generic="swiss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9cm" fo:margin-bottom="0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79cm" fo:margin-bottom="0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7cm" fo:margin-bottom="0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7cm" fo:margin-bottom="0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7cm" fo:margin-bottom="0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7cm" fo:margin-bottom="0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7cm" fo:margin-bottom="0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7cm" fo:margin-bottom="0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8.8cm" fo:page-height="12.7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097cm" svg:x="1cm" svg:y="3.224cm"/>
      <draw:page-thumbnail draw:layer="backgroundobjects" svg:width="8.999cm" svg:height="6.097cm" svg:x="1cm" svg:y="11.8cm"/>
      <draw:page-thumbnail draw:layer="backgroundobjects" svg:width="8.999cm" svg:height="6.097cm" svg:x="1cm" svg:y="20.376cm"/>
      <draw:page-thumbnail draw:layer="backgroundobjects" svg:width="8.999cm" svg:height="6.097cm" svg:x="11cm" svg:y="3.224cm"/>
      <draw:page-thumbnail draw:layer="backgroundobjects" svg:width="8.999cm" svg:height="6.097cm" svg:x="11cm" svg:y="11.8cm"/>
      <draw:page-thumbnail draw:layer="backgroundobjects" svg:width="8.999cm" svg:height="6.097cm" svg:x="11cm" svg:y="20.376cm"/>
    </style:handout-master>
    <style:master-page style:name="Default" style:page-layout-name="PM1" draw:style-name="Mdp1">
      <draw:frame presentation:style-name="Default-title" draw:layer="backgroundobjects" svg:width="16.918cm" svg:height="2.127cm" svg:x="0.937cm" svg:y="0.505cm" presentation:class="title" presentation:placeholder="true">
        <draw:text-box/>
      </draw:frame>
      <draw:frame presentation:style-name="Default-outline1" draw:layer="backgroundobjects" svg:width="16.918cm" svg:height="7.388cm" svg:x="0.937cm" svg:y="2.979cm" presentation:class="outline" presentation:placeholder="true">
        <draw:text-box/>
      </draw:frame>
      <draw:frame presentation:style-name="Mpr1" draw:text-style-name="MP2" draw:layer="backgroundobjects" svg:width="4.38cm" svg:height="0.88cm" svg:x="0.937cm" svg:y="11.60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5.96cm" svg:height="0.88cm" svg:x="6.427cm" svg:y="11.60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38cm" svg:height="0.88cm" svg:x="13.477cm" svg:y="11.60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0T15:09:43.438602318</meta:creation-date>
    <dc:date>2020-11-20T15:22:27.468452485</dc:date>
    <meta:editing-duration>PT12M44S</meta:editing-duration>
    <meta:editing-cycles>2</meta:editing-cycles>
    <meta:generator>LibreOffice/5.1.6.2$Linux_X86_64 LibreOffice_project/10m0$Build-2</meta:generator>
    <meta:document-statistic meta:object-count="28"/>
  </office:meta>
</office:document-meta>
</file>